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2">
      <style:paragraph-properties fo:line-height="10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4">
      <style:paragraph-properties fo:line-height="10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5">
      <style:paragraph-properties fo:line-height="10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 style:list-style-name="L6">
      <style:paragraph-properties fo:line-height="10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00%"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7">
      <style:paragraph-properties fo:line-height="100%"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fo:color="#ff6600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3">
      <style:paragraph-properties fo:line-height="100%" fo:text-align="justify" style:justify-single-word="false"/>
      <style:text-properties fo:color="#0000ff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line-height="100%" fo:text-align="justify" style:justify-single-word="false"/>
      <style:text-properties fo:font-size="18pt" style:font-size-asian="18pt" style:font-size-complex="18pt"/>
    </style:style>
    <style:style style:name="T1" style:family="text">
      <style:text-properties fo:color="#800000"/>
    </style:style>
    <style:style style:name="T2" style:family="text">
      <style:text-properties fo:color="#ff6600"/>
    </style:style>
    <style:style style:name="T3" style:family="text">
      <style:text-properties fo:color="#0000ff"/>
    </style:style>
    <style:style style:name="T4" style:family="text">
      <style:text-properties fo:color="#00cc33"/>
    </style:style>
    <style:style style:name="T5" style:family="text">
      <style:text-properties fo:color="#009900"/>
    </style:style>
    <style:style style:name="T6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lazione Progetto Rubrica 4A IT</text:p>
      <text:p text:style-name="P12"/>
      <text:p text:style-name="P6">Alunni: Gabriele Miciletto, Monticciolo Matteo</text:p>
      <text:p text:style-name="P6">Repository GitHub: <text:a xlink:type="simple" xlink:href="https://github.com/Retr01303/rubrica_4ait.git" text:style-name="Internet_20_link" text:visited-style-name="Visited_20_Internet_20_Link">https://github.com/Retr01303/rubrica_4ait</text:a></text:p>
      <text:p text:style-name="P6">Data:11/03/21</text:p>
      <text:p text:style-name="P6"><text:s/></text:p>
      <text:p text:style-name="P6">Il programma rappresenta la gestione di una rubrica telefonica sviluppata in Java.</text:p>
      <text:p text:style-name="P6">Quando viene avviato, presenta un menù di scelta, dove l'utente può selezionare una delle funzioni indicate dall'applicativo.</text:p>
      <text:p text:style-name="P6"/>
      <text:p text:style-name="P6">L'applicativo è suddiviso in 2 Classi e 6 Metodi principali con delle sotto funzioni ausiliari per l'elaborazione del risultato.</text:p>
      <text:p text:style-name="P6"/>
      <text:p text:style-name="P6"/>
      <text:list xml:id="list1032606315539633203" text:style-name="L1">
        <text:list-item>
          <text:p text:style-name="P9">Classi</text:p>
        </text:list-item>
      </text:list>
      <text:list xml:id="list967765319027091245" text:style-name="L2">
        <text:list-item>
          <text:list>
            <text:list-item>
              <text:p text:style-name="P2">App</text:p>
            </text:list-item>
            <text:list-item>
              <text:p text:style-name="P2">Rubrica (Estensione della classe App)</text:p>
            </text:list-item>
          </text:list>
        </text:list-item>
      </text:list>
      <text:p text:style-name="P1"/>
      <text:list xml:id="list3400472772712678188" text:style-name="L3">
        <text:list-item>
          <text:p text:style-name="P10">Core</text:p>
        </text:list-item>
      </text:list>
      <text:list xml:id="list7824428580447921106" text:style-name="L4">
        <text:list-item>
          <text:list>
            <text:list-item>
              <text:p text:style-name="P3">Add</text:p>
            </text:list-item>
            <text:list-item>
              <text:p text:style-name="P3">Remove</text:p>
            </text:list-item>
            <text:list-item>
              <text:p text:style-name="P3">Show</text:p>
            </text:list-item>
            <text:list-item>
              <text:p text:style-name="P3">Modify</text:p>
            </text:list-item>
            <text:list-item>
              <text:p text:style-name="P3">Find</text:p>
            </text:list-item>
          </text:list>
        </text:list-item>
      </text:list>
      <text:list xml:id="list9204895131880575999" text:style-name="L5">
        <text:list-item>
          <text:list>
            <text:list-item>
              <text:p text:style-name="P4">Metodi ausiliari</text:p>
            </text:list-item>
          </text:list>
        </text:list-item>
      </text:list>
      <text:list xml:id="list4872760705589045813" text:style-name="L6">
        <text:list-item>
          <text:list>
            <text:list-item>
              <text:p text:style-name="P5">Sort</text:p>
            </text:list-item>
            <text:list-item>
              <text:p text:style-name="P5">ShowGroup</text:p>
            </text:list-item>
            <text:list-item>
              <text:p text:style-name="P5">ScambiaTutti</text:p>
            </text:list-item>
            <text:list-item>
              <text:p text:style-name="P5">Scambia</text:p>
            </text:list-item>
            <text:list-item>
              <text:p text:style-name="P5">RemoveSingle</text:p>
            </text:list-item>
            <text:list-item>
              <text:p text:style-name="P5">MultipleRemove</text:p>
            </text:list-item>
          </text:list>
        </text:list-item>
      </text:list>
      <text:p text:style-name="P6"/>
      <text:p text:style-name="P7">La classe <text:span text:style-name="T2">App</text:span> contiene il metodo principale “<text:span text:style-name="T3">main</text:span>” dove si trova il menù di scelta.</text:p>
      <text:p text:style-name="P7">La classe <text:span text:style-name="T2">Rubrica</text:span> implementa tutti i metodi, prinicipali e secondari, necessari al funzionamento del programma.</text:p>
      <text:list xml:id="list2699057159557433907" text:style-name="L7">
        <text:list-header>
          <text:p text:style-name="P8"/>
        </text:list-header>
        <text:list-item>
          <text:p text:style-name="P8">Il metodo “<text:span text:style-name="T3">add</text:span>” serve per aggiungere un contatto con tutti i suoi dati, all'interno dei vettori, in esso vengono inseriti: Nome e cognome, N. Telefono, Email e Gruppo di appartenenza, durante ogni inserimento sono presenti molteplici controlli per la verifica del valore inserito.</text:p>
        </text:list-item>
        <text:list-item>
          <text:p text:style-name="P8">Il metodo “<text:span text:style-name="T3">remove</text:span>” serve per rimuovere uno o più contatti, questo metodo è suddiviso in 2 sotto-funzioni:</text:p>
          <text:list>
            <text:list-item>
              <text:p text:style-name="P8"><text:span text:style-name="T5">Rimozione Singola:</text:span> Si utilizza per eliminare il singolo contatto tramite il suo <text:soft-page-break/>indice.</text:p>
            </text:list-item>
            <text:list-item>
              <text:p text:style-name="P8"><text:span text:style-name="T5">Rimozione Multipla</text:span>: Si utilizza per rimuovere 2 o piu contatti tramite un Range di indici.</text:p>
            </text:list-item>
          </text:list>
        </text:list-item>
        <text:list-item>
          <text:p text:style-name="P8">Il metodo “<text:span text:style-name="T3">show</text:span>” serve a mostrare a video tutti i contatti con i loro dati presenti nei vettori, questo metodo può anche far visualizzare i contatti di un singolo gruppo</text:p>
        </text:list-item>
        <text:list-item>
          <text:p text:style-name="P8">Il metodo “<text:span text:style-name="T3">find</text:span>” serve a cercare un uno o piu contatti in vari modi:</text:p>
          <text:list>
            <text:list-item>
              <text:p text:style-name="P8"><text:span text:style-name="T5">Ricerca per prima lettera</text:span>: L'utente inserisce la prima lettera da cercare e vengono visualizzati tutti i contatti con la prima lettera uguale a quella inserita.</text:p>
            </text:list-item>
            <text:list-item>
              <text:p text:style-name="P8"><text:span text:style-name="T5">Ricerca per nome</text:span>: l'utente inserisce il nome da cercare e se è presente viene visualizzato con tutti i suoi dati.</text:p>
            </text:list-item>
            <text:list-item>
              <text:p text:style-name="P8"><text:span text:style-name="T5">Ricerca per gruppo</text:span>: Il programma restituisce i gruppi presenti con un indice, in seguito l'utente sceglie di visualizzare i contatti all'interno del gruppo scelto.</text:p>
            </text:list-item>
          </text:list>
        </text:list-item>
        <text:list-item>
          <text:p text:style-name="P8">Il metodo “<text:span text:style-name="T3">modify</text:span>” serve a modificare i dati dei contatti come, Nome, N. Telefono, Email, Gruppo di appartenenza.</text:p>
        </text:list-item>
        <text:list-item>
          <text:p text:style-name="P8">Il metodo “<text:span text:style-name="T3">sort</text:span>” è un algoritmo di ordinamento di tipo “<text:span text:style-name="T6">selection sort</text:span>”, utilizzato per riordinare per ordine alfabetico il vettore nomi che di conseguenza ordinerà anche gli altri vettori corrispondeti all'inidice del contatto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potter</meta:initial-creator>
    <meta:creation-date>2021-03-05T12:22:28.50</meta:creation-date>
    <dc:date>2021-03-11T10:36:59.58</dc:date>
    <dc:creator>harry potter</dc:creator>
    <meta:editing-duration>PT1H43M54S</meta:editing-duration>
    <meta:editing-cycles>10</meta:editing-cycles>
    <meta:generator>OpenOffice/4.1.5$Win32 OpenOffice.org_project/415m1$Build-9789</meta:generator>
    <meta:document-statistic meta:table-count="0" meta:image-count="0" meta:object-count="0" meta:page-count="2" meta:paragraph-count="37" meta:word-count="392" meta:character-count="2444"/>
  </office:meta>
</office:document-meta>
</file>